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as I Get Back in Shape</text:p>
      <text:p text:style-name="P1">I have missed 2 weeks of running. <text:s/>I needed the rest.</text:p>
      <text:p text:style-name="P3"><text:tab/><text:tab/><text:tab/>From now on I will include the time of day I start my run.</text:p>
      <text:p text:style-name="P3"/>
      <text:p text:style-name="P3">Sat 10/1/16 Morning - <text:span text:style-name="T1">1 mile </text:span><text:span text:style-name="T2">walk</text:span><text:span text:style-name="T1"> </text:span><text:span text:style-name="T2">in 16 minutes</text:span></text:p>
      <text:p text:style-name="P5"/>
      <text:p text:style-name="P3"><text:span text:style-name="T2">Sun <text:s/>10/2/16 Morning</text:span><text:span text:style-name="T1"> - 1 mile </text:span><text:span text:style-name="T2">walk in 16 minutes</text:span></text:p>
      <text:p text:style-name="P4"/>
      <text:p text:style-name="P3">Mon <text:s/>10/3/16 Morning - <text:span text:style-name="T1">1 mile </text:span><text:span text:style-name="T2">walk in 16 minutes</text:span></text:p>
      <text:p text:style-name="P5"/>
      <text:p text:style-name="P3"><text:span text:style-name="T2">Tues <text:s/>10/4/16 Morning</text:span><text:span text:style-name="T1"> - 1 mile </text:span><text:span text:style-name="T2">walk in 17 minutes</text:span></text:p>
      <text:p text:style-name="P4"/>
      <text:p text:style-name="P3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3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5"/>
      <text:p text:style-name="P5">14.5 miles in the last week</text:p>
      <text:p text:style-name="P5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4"><text:span text:style-name="T1"/></text:p>
      <text:p text:style-name="P4">Mon 10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<text:s/></text:p>
      <text:list xml:id="list579348384740120531" text:style-name="L1">
        <text:list-item>
          <text:list>
            <text:list-header>
              <text:p text:style-name="P7"/>
            </text:list-header>
          </text:list>
        </text:list-item>
      </text:list>
      <text:p text:style-name="P5"/>
      <text:p text:style-name="P3"/>
      <text:p text:style-name="P3"/>
      <text:p text:style-name="P3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0T11:17:09.37</dc:date>
    <dc:creator>James Lombardi</dc:creator>
    <meta:editing-duration>PT1H19M44S</meta:editing-duration>
    <meta:editing-cycles>7</meta:editing-cycles>
    <meta:generator>OpenOffice/4.1.0$Win32 OpenOffice.org_project/410m18$Build-9764</meta:generator>
    <meta:document-statistic meta:table-count="0" meta:image-count="0" meta:object-count="0" meta:page-count="1" meta:paragraph-count="24" meta:word-count="227" meta:character-count="1045"/>
  </office:meta>
</office:document-meta>
</file>